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  <style:text-properties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33" draw:style-name="gr3" draw:text-style-name="P6" svg:x1="7.8008in" svg:y1="5.2146in" svg:x2="7.7398in" svg:y2="4.5409in"><text:p/></draw:line><draw:line text:anchor-type="paragraph" draw:z-index="32" draw:style-name="gr3" draw:text-style-name="P6" svg:x1="5.9862in" svg:y1="3.9043in" svg:x2="6.7835in" svg:y2="4.0634in"><text:p/></draw:line><draw:line text:anchor-type="paragraph" draw:z-index="31" draw:style-name="gr3" draw:text-style-name="P6" svg:x1="2.5925in" svg:y1="3.7571in" svg:x2="2.9354in" svg:y2="3.2173in"><text:p/></draw:line><draw:line text:anchor-type="paragraph" draw:z-index="30" draw:style-name="gr3" draw:text-style-name="P6" svg:x1="3.3528in" svg:y1="4.1126in" svg:x2="4.7484in" svg:y2="3.9528in"><text:p/></draw:line><draw:line text:anchor-type="paragraph" draw:z-index="29" draw:style-name="gr3" draw:text-style-name="P6" svg:x1="3.3528in" svg:y1="4.5165in" svg:x2="3.4382in" svg:y2="4.5902in"><text:p/></draw:line><draw:line text:anchor-type="paragraph" draw:z-index="28" draw:style-name="gr3" draw:text-style-name="P6" svg:x1="2.752in" svg:y1="4.5165in" svg:x2="3.1803in" svg:y2="5.0921in"><text:p/></draw:line><draw:line text:anchor-type="paragraph" draw:z-index="27" draw:style-name="gr3" draw:text-style-name="P6" svg:x1="2.2248in" svg:y1="4.5165in" svg:x2="2.102in" svg:y2="4.7984in"><text:p/></draw:line><draw:line text:anchor-type="paragraph" draw:z-index="26" draw:style-name="gr3" draw:text-style-name="P6" svg:x1="1.7228in" svg:y1="4.5165in" svg:x2="1.1228in" svg:y2="4.7984in"><text:p/></draw:line><draw:line text:anchor-type="paragraph" draw:z-index="25" draw:style-name="gr3" draw:text-style-name="P6" svg:x1="1.7232in" svg:y1="4.2228in" svg:x2="1.3425in" svg:y2="4.1736in"><text:p/></draw:line><draw:line text:anchor-type="paragraph" draw:z-index="24" draw:style-name="gr3" draw:text-style-name="P6" svg:x1="1.7228in" svg:y1="3.8673in" svg:x2="1.2091in" svg:y2="3.4992in"><text:p/></draw:line><draw:line text:anchor-type="paragraph" draw:z-index="23" draw:style-name="gr3" draw:text-style-name="P6" svg:x1="2.0169in" svg:y1="3.7571in" svg:x2="1.5634in" svg:y2="2.8744in"><text:p/></draw:line><draw:custom-shape text:anchor-type="paragraph" draw:z-index="22" draw:style-name="gr2" svg:width="1.2378in" svg:height="0.9189in" svg:x="4.7484in" svg:y="3.4866in"><text:p>usedWord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1" draw:style-name="gr3" draw:text-style-name="P6" svg:x1="3.5846in" svg:y1="2.7646in" svg:x2="4.063in" svg:y2="2.8866in"><text:p/></draw:line><draw:line text:anchor-type="paragraph" draw:z-index="20" draw:style-name="gr3" draw:text-style-name="P6" svg:x1="2.5189in" svg:y1="1.8335in" svg:x2="2.9724in" svg:y2="2.2988in"><text:p/></draw:line><draw:line text:anchor-type="paragraph" draw:z-index="19" draw:style-name="gr3" draw:text-style-name="P6" svg:x1="3.3402in" svg:y1="1.6492in" svg:x2="3.6213in" svg:y2="1.7102in"><text:p/></draw:line><draw:line text:anchor-type="paragraph" draw:z-index="18" draw:style-name="gr3" draw:text-style-name="P6" svg:x1="3.3402in" svg:y1="1.2079in" svg:x2="3.8303in" svg:y2="0.828in"><text:p/></draw:line><draw:line text:anchor-type="paragraph" draw:z-index="17" draw:style-name="gr3" draw:text-style-name="P6" svg:x1="2.7154in" svg:y1="0.7673in" svg:x2="2.7154in" svg:y2="1in"><text:p/></draw:line><draw:line text:anchor-type="paragraph" draw:z-index="16" draw:style-name="gr3" draw:text-style-name="P6" svg:x1="1.3665in" svg:y1="1.0244in" svg:x2="1.8327in" svg:y2="1.2571in"><text:p/></draw:line><draw:ellipse text:anchor-type="paragraph" draw:z-index="15" draw:style-name="gr1" draw:text-style-name="P8" svg:width="1.6185in" svg:height="0.5768in" svg:x="4.0634in" svg:y="2.6291in"><text:p text:style-name="P6"><text:span text:style-name="T5">slot</text:span></text:p></draw:ellipse><draw:custom-shape text:anchor-type="paragraph" draw:z-index="14" draw:style-name="gr2" svg:width="1.2378in" svg:height="0.9189in" svg:x="2.3472in" svg:y="2.2984in"><text:p>inGam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ellipse text:anchor-type="paragraph" draw:z-index="13" draw:style-name="gr1" draw:text-style-name="P7" svg:width="1.6185in" svg:height="0.5768in" svg:x="7.2626in" svg:y="5.2146in"><text:p text:style-name="P6"><text:span text:style-name="T4">word</text:span></text:p></draw:ellipse><draw:rect text:anchor-type="paragraph" draw:z-index="12" draw:style-name="gr1" draw:text-style-name="P6" svg:width="1.6425in" svg:height="0.8579in" svg:x="6.7835in" svg:y="3.6835in"><text:p text:style-name="P6">dictionary</text:p></draw:rect><draw:ellipse text:anchor-type="paragraph" draw:z-index="11" draw:style-name="gr1" draw:text-style-name="P6" svg:width="1.6185in" svg:height="0.5768in" svg:x="2.8256in" svg:y="5.0925in"><text:p text:style-name="P6">g_active</text:p></draw:ellipse><draw:ellipse text:anchor-type="paragraph" draw:z-index="10" draw:style-name="gr1" draw:text-style-name="P7" svg:width="1.6185in" svg:height="0.5768in" svg:x="0.0563in" svg:y="2.4575in"><text:p text:style-name="P6"><text:span text:style-name="T4">g_ID</text:span></text:p></draw:ellipse><draw:ellipse text:anchor-type="paragraph" draw:z-index="9" draw:style-name="gr1" draw:text-style-name="P6" svg:width="1.6185in" svg:height="0.5768in" svg:x="1.1228in" svg:y="4.7984in"><text:p text:style-name="P6">g_tileString</text:p></draw:ellipse><draw:ellipse text:anchor-type="paragraph" draw:z-index="8" draw:style-name="gr1" draw:text-style-name="P6" svg:width="1.6185in" svg:height="0.5768in" svg:x="-0.4953in" svg:y="4.5043in"><text:p text:style-name="P6">g_score2</text:p></draw:ellipse><draw:ellipse text:anchor-type="paragraph" draw:z-index="7" draw:style-name="gr1" draw:text-style-name="P6" svg:width="1.6185in" svg:height="0.5768in" svg:x="3.6217in" svg:y="1.3547in"><text:p text:style-name="P6">pl_pword</text:p></draw:ellipse><draw:ellipse text:anchor-type="paragraph" draw:z-index="6" draw:style-name="gr1" draw:text-style-name="P6" svg:width="1.6185in" svg:height="0.5768in" svg:x="-0.2256in" svg:y="3.8425in"><text:p text:style-name="P6">g_score1</text:p></draw:ellipse><draw:ellipse text:anchor-type="paragraph" draw:z-index="5" draw:style-name="gr1" draw:text-style-name="P6" svg:width="1.6185in" svg:height="0.5768in" svg:x="-0.4091in" svg:y="3.1071in"><text:p text:style-name="P6">g_created</text:p></draw:ellipse><draw:rect text:anchor-type="paragraph" draw:z-index="4" draw:style-name="gr1" draw:text-style-name="P6" svg:width="1.6303in" svg:height="0.7598in" svg:x="1.7228in" svg:y="3.7571in"><text:p text:style-name="P6">game</text:p></draw:rect><draw:ellipse text:anchor-type="paragraph" draw:z-index="3" draw:style-name="gr1" draw:text-style-name="P6" svg:width="1.6185in" svg:height="0.5768in" svg:x="-0.1528in" svg:y="0.5835in"><text:p text:style-name="P6">pl_uname</text:p></draw:ellipse><draw:ellipse text:anchor-type="paragraph" draw:z-index="2" draw:style-name="gr1" draw:text-style-name="P7" svg:width="1.6185in" svg:height="0.5768in" svg:x="1.7591in" svg:y="0.1909in"><text:p text:style-name="P6"><text:span text:style-name="T4">pl_ID</text:span></text:p></draw:ellipse><draw:ellipse text:anchor-type="paragraph" draw:z-index="1" draw:style-name="gr1" draw:text-style-name="P6" svg:width="1.6185in" svg:height="0.5768in" svg:x="3.6465in" svg:y="0.3618in"><text:p text:style-name="P6">pl_email</text:p></draw:ellipse><draw:rect text:anchor-type="paragraph" draw:z-index="0" draw:style-name="gr1" draw:text-style-name="P6" svg:width="1.5079in" svg:height="0.8335in" svg:x="1.8327in" svg:y="1in"><text:p text:style-name="P6">player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35" draw:style-name="gr4" draw:text-style-name="P6" svg:x1="5.3744in" svg:y1="0.189in" svg:x2="5.6437in" svg:y2="0.7374in"><text:p/></draw:line></text:p>
      <text:p text:style-name="Standard"/>
      <text:p text:style-name="Standard"/>
      <text:p text:style-name="Standard"><draw:ellipse text:anchor-type="paragraph" draw:z-index="34" draw:style-name="gr1" draw:text-style-name="P6" svg:width="1.6185in" svg:height="0.5768in" svg:x="4.9091in" svg:y="0.1626in"><text:p text:style-name="P6">used_time</text:p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List of Tables/Columns/Type/Key</text:p>
      <text:p text:style-name="P2"/>
      <text:p text:style-name="P3">player:</text:p>
      <text:p text:style-name="P4">pl_ID - int - identity(1,1) - PRIMARY KEY</text:p>
      <text:p text:style-name="P4">pl_uname - varchar(32)</text:p>
      <text:p text:style-name="P4">pl_pword - varchar(255)</text:p>
      <text:p text:style-name="P4">pl_email - varchar(MAX)</text:p>
      <text:p text:style-name="P2"/>
      <text:p text:style-name="P3">game:</text:p>
      <text:p text:style-name="P4">g_ID - int - identity(1,1) - PRIMARY KEY</text:p>
      <text:p text:style-name="P4">g_active - bit</text:p>
      <text:p text:style-name="P4">g_created - datetime</text:p>
      <text:p text:style-name="P4">g_turn - int</text:p>
      <text:p text:style-name="P4">g_tilestring - varchar(MAX)</text:p>
      <text:p text:style-name="P4">g_score1 - int</text:p>
      <text:p text:style-name="P4">g_score2 - int</text:p>
      <text:p text:style-name="P4"/>
      <text:p text:style-name="P3">dictionary:</text:p>
      <text:p text:style-name="P4">d_word - varchar(32) - PRIMARY KEY</text:p>
      <text:p text:style-name="P4"/>
      <text:p text:style-name="P3">active:</text:p>
      <text:p text:style-name="P4">a_queue - int - identity(1,1) - PRIMARY KEY</text:p>
      <text:p text:style-name="P4">a_pl_ID - int - <text:span text:style-name="T2">foreign key</text:span> references (player.pl_ID)</text:p>
      <text:p text:style-name="P4"/>
      <text:p text:style-name="P3">inGame:</text:p>
      <text:p text:style-name="P3"><text:span text:style-name="T1">in_pl_ID - int - </text:span><text:span text:style-name="T3">foreign key</text:span><text:span text:style-name="T1"> references (player.pl_ID)</text:span></text:p>
      <text:p text:style-name="P3"><text:span text:style-name="T1">in_g_ID - int - </text:span><text:span text:style-name="T3">foreign key</text:span><text:span text:style-name="T1"> references (game.g_ID)</text:span></text:p>
      <text:p text:style-name="P4">slot - int</text:p>
      <text:p text:style-name="P4"/>
      <text:p text:style-name="P3">usedWord:</text:p>
      <text:p text:style-name="P4">used_g_ID - int - <text:span text:style-name="T2">foreign key</text:span> references (game.g_ID)</text:p>
      <text:p text:style-name="P4">used_d_word - varchar(32) - <text:span text:style-name="T2">foreign key</text:span> references (dictionary.d_wor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H</meta:initial-creator>
    <meta:creation-date>2013-11-18T17:08:15.95</meta:creation-date>
    <dc:date>2013-12-01T18:21:22.58</dc:date>
    <dc:creator>D H</dc:creator>
    <meta:editing-duration>PT1H4M20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2" meta:paragraph-count="26" meta:word-count="109" meta:character-count="693"/>
  </office:meta>
</office:document-meta>
</file>